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5.976cm" style:type="right"/>
        </style:tab-stops>
      </style:paragraph-properties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padding="0cm" fo:border="non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2544848" text:id="ct112544848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2817424" text:id="ct112817424">
          <text:insertion>
            <office:change-info>
              <dc:creator>Luc Saffre</dc:creator>
              <dc:date>2012-05-07T06:35:00</dc:date>
            </office:change-info>
          </text:insertion>
        </text:changed-region>
        <text:changed-region xml:id="ct112977640" text:id="ct112977640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2992248" text:id="ct11299224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92496" text:id="ct11299249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92888" text:id="ct112992888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2993072" text:id="ct11299307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93464" text:id="ct11299346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93648" text:id="ct11299364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94040" text:id="ct11299404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94224" text:id="ct11299422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94616" text:id="ct11299461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94800" text:id="ct11299480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95192" text:id="ct11299519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95376" text:id="ct11299537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95768" text:id="ct112995768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2995952" text:id="ct112995952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2996344" text:id="ct11299634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96528" text:id="ct11299652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05600" text:id="ct113005600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3017088" text:id="ct113017088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6416952" text:id="ct116416952">
          <text:insertion>
            <office:change-info>
              <dc:creator>Luc Saffre</dc:creator>
              <dc:date>2012-05-18T08:17:00</dc:date>
            </office:change-info>
          </text:insertion>
        </text:changed-region>
        <text:changed-region xml:id="ct113035256" text:id="ct113035256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inanzielle Situation / <text:change-start text:change-id="ct112544848"/>self<text:change-end text:change-id="ct112544848"/></text:h>
      <text:h text:style-name="Heading_20_2" text:outline-level="2">Allgemeine Auskünfte</text:h>
      <text:p text:style-name="Text_20_body">Haushalt: <text:change-start text:change-id="ct112817424"/>self.actor1.household.address(', ')<text:change-end text:change-id="ct112817424"/> (<text:change-start text:change-id="ct112977640"/>self.actor1.household.type<text:change-end text:change-id="ct112977640"/>)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change-start text:change-id="ct112992248"/>self.actor2.header<text:change-end text:change-id="ct112992248"/></text:p>
          </table:table-cell>
          <table:table-cell table:style-name="Table1.A1" office:value-type="string">
            <text:p text:style-name="P5"><text:change-start text:change-id="ct112992496"/>self.actor3.header<text:change-end text:change-id="ct112992496"/></text:p>
          </table:table-cell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5"><text:change-start text:change-id="ct112992888"/>self.actor2.person<text:change-end text:change-id="ct112992888"/></text:p>
          </table:table-cell>
          <table:table-cell table:style-name="Table1.A1" office:value-type="string">
            <text:p text:style-name="P5"><text:change-start text:change-id="ct112993072"/>self.actor3.person<text:change-end text:change-id="ct112993072"/></text:p>
          </table:table-cell>
        </table:table-row>
        <table:table-row table:style-name="Table1.3">
          <table:table-cell table:style-name="Table1.A1" office:value-type="string">
            <text:p text:style-name="P5">Adresse</text:p>
          </table:table-cell>
          <table:table-cell table:style-name="Table1.A1" office:value-type="string">
            <text:p text:style-name="P5"><text:change-start text:change-id="ct112993464"/>self.actor2.partner.address_location(', ')<text:change-end text:change-id="ct112993464"/></text:p>
          </table:table-cell>
          <table:table-cell table:style-name="Table1.A1" office:value-type="string">
            <text:p text:style-name="P5"><text:change-start text:change-id="ct112993648"/>self.actor3.partner.address_location(', ')<text:change-end text:change-id="ct112993648"/></text:p>
          </table:table-cell>
        </table:table-row>
        <table:table-row table:style-name="Table1.1">
          <table:table-cell table:style-name="Table1.A1" office:value-type="string">
            <text:p text:style-name="P5">Telefon</text:p>
          </table:table-cell>
          <table:table-cell table:style-name="Table1.A1" office:value-type="string">
            <text:p text:style-name="P5"><text:change-start text:change-id="ct112994040"/>self.actor2.partner.phone<text:change-end text:change-id="ct112994040"/></text:p>
          </table:table-cell>
          <table:table-cell table:style-name="Table1.A1" office:value-type="string">
            <text:p text:style-name="Table_20_Contents"><text:change-start text:change-id="ct112994224"/>self.actor3.partner.phone<text:change-end text:change-id="ct112994224"/></text:p>
          </table:table-cell>
        </table:table-row>
        <table:table-row table:style-name="Table1.1">
          <table:table-cell table:style-name="Table1.A1" office:value-type="string">
            <text:p text:style-name="P5">e-mail</text:p>
          </table:table-cell>
          <table:table-cell table:style-name="Table1.A1" office:value-type="string">
            <text:p text:style-name="P5"><text:change-start text:change-id="ct112994616"/>self.actor2.partner.email<text:change-end text:change-id="ct112994616"/></text:p>
          </table:table-cell>
          <table:table-cell table:style-name="Table1.A1" office:value-type="string">
            <text:p text:style-name="P5"><text:change-start text:change-id="ct112994800"/>self.actor3.partner.email<text:change-end text:change-id="ct112994800"/></text:p>
          </table:table-cell>
        </table:table-row>
        <table:table-row table:style-name="Table1.1">
          <table:table-cell table:style-name="Table1.A1" office:value-type="string">
            <text:p text:style-name="P5">Geburtsdatum</text:p>
          </table:table-cell>
          <table:table-cell table:style-name="Table1.A1" office:value-type="string">
            <text:p text:style-name="P5"><text:change-start text:change-id="ct112995192"/>dtos(self.actor2.person.birth_date)<text:change-end text:change-id="ct112995192"/></text:p>
          </table:table-cell>
          <table:table-cell table:style-name="Table1.A1" office:value-type="string">
            <text:p text:style-name="Table_20_Contents"><text:change-start text:change-id="ct112995376"/>dtos(self.actor3.person.birth_date)<text:change-end text:change-id="ct112995376"/></text:p>
          </table:table-cell>
        </table:table-row>
        <table:table-row table:style-name="Table1.1">
          <table:table-cell table:style-name="Table1.A1" office:value-type="string">
            <text:p text:style-name="P5">Berufliche Lage</text:p>
          </table:table-cell>
          <table:table-cell table:style-name="Table1.A1" office:value-type="string">
            <text:p text:style-name="P5"><text:change-start text:change-id="ct112995768"/>self.actor2.remark<text:change-end text:change-id="ct112995768"/></text:p>
          </table:table-cell>
          <table:table-cell table:style-name="Table1.A1" office:value-type="string">
            <text:p text:style-name="P5"><text:change-start text:change-id="ct112995952"/>self.actor3.remark<text:change-end text:change-id="ct112995952"/></text:p>
          </table:table-cell>
        </table:table-row>
        <table:table-row table:style-name="Table1.1">
          <table:table-cell table:style-name="Table1.A1" office:value-type="string">
            <text:p text:style-name="P5">Familienstand</text:p>
          </table:table-cell>
          <table:table-cell table:style-name="Table1.A1" office:value-type="string">
            <text:p text:style-name="P5"><text:change-start text:change-id="ct112996344"/>self.actor2.person.civil_state<text:change-end text:change-id="ct112996344"/></text:p>
          </table:table-cell>
          <table:table-cell table:style-name="Table1.A1" office:value-type="string">
            <text:p text:style-name="P5"><text:change-start text:change-id="ct112996528"/>self.actor3.person.civil_state<text:change-end text:change-id="ct112996528"/></text:p>
          </table:table-cell>
        </table:table-row>
        <table:table-row table:style-name="Table1.1">
          <table:table-cell table:style-name="Table1.A1" office:value-type="string">
            <text:p text:style-name="P5">Haushaltszusammensetzung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Kinder (Namen, Geburtsdaten)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ERSTGESPRÄCH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3005600"/>group<text:change-end text:change-id="ct113005600"/></text:h>
        <text:p text:style-name="Text_20_body">bla<office:annotation><dc:creator>Luc Saffre</dc:creator><dc:date>2012-04-21T22:46:05.26</dc:date><text:p text:style-name="P7"><text:span text:style-name="T2">do section for group in self.account_groups('IEALC')</text:span></text:p></office:annotation> <office:annotation><dc:creator>Luc Saffre</dc:creator><dc:date>2012-04-21T23:35:34.26</dc:date><text:p text:style-name="P7"><text:span text:style-name="T2">do text</text:span></text:p><text:p text:style-name="P7"><text:span text:style-name="T2">from table(ar.spawn('debts.EntriesSummaryByBudget', master_instance=self, account__group=group))</text:span></text:p></office:annotation></text:p>
        <text:p text:style-name="Text_20_body"/>
      </text:section>
      <text:p text:style-name="Standard"/>
      <text:section text:style-name="Sect2" text:name="Section2">
        <text:h text:style-name="Heading_20_2" text:outline-level="2">group<office:annotation><dc:creator>Luc Saffre</dc:creator><dc:date>2012-05-12T01:54:21.28</dc:date><text:p text:style-name="P7"><text:span text:style-name="T2">do section for group in []</text:span></text:p></office:annotation></text:h>
        <text:p text:style-name="Standard"><office:annotation><dc:creator>Luc Saffre</dc:creator><dc:date>2012-04-26T17:03:49.28</dc:date><text:p text:style-name="P7"><text:span text:style-name="T2">do text</text:span></text:p><text:p text:style-name="P7"><text:span text:style-name="T2">from table(ar.spawn('debts.DebtsSummaryByBudget',master_instance=self,account__group=group))</text:span></text:p></office:annotation>bla</text:p>
        <text:p text:style-name="Standard"/>
        <text:p text:style-name="Standard"/>
      </text:section>
      <text:p text:style-name="Standard"/>
      <text:h text:style-name="Heading_20_2" text:outline-level="2">Zusammenfassung</text:h>
      <text:p text:style-name="Standard"/>
      <text:p text:style-name="Standard"><office:annotation><dc:creator>Luc Saffre</dc:creator><dc:date>2012-05-18T07:00:18.98</dc:date><text:p text:style-name="P7"><text:span text:style-name="T3">do text</text:span></text:p><text:p text:style-name="P7"><text:span text:style-name="T4">from table(ar.spawn('debts.BudgetSummary',master_instance=self))</text:span></text:p></office:annotation>bla</text:p>
      <text:p text:style-name="Standard"/>
      <text:p text:style-name="Standard"/>
      <text:p text:style-name="Standard"/>
      <text:p text:style-name="Standard">Name des Schuldnerberaters: <text:change-start text:change-id="ct113017088"/>self.user<text:change-end text:change-id="ct113017088"/></text:p>
      <text:p text:style-name="Standard">Datum des Ausdrucks: <text:change-start text:change-id="ct116416952"/>dtosl(self.date)<text:change-end text:change-id="ct116416952"/></text:p>
      <text:p text:style-name="Standard"/>
      <text:p text:style-name="Standard"><text:change-start text:change-id="ct113035256"/>self.intro<text:change-end text:change-id="ct113035256"/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ext:p text:style-name="P2"><text:span text:style-name="T1">Gedruckt am </text:span><text:span text:style-name="T1"><text:date style:data-style-name="N37" text:date-value="2012-05-18T08:18:28.92">18.05.12</text:date></text:span><text:span text:style-name="T1"> um </text:span><text:span text:style-name="T1"><text:time style:data-style-name="N41" text:time-value="2012-05-18T08:18:28.92">08:17:59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5-18T08:18:28.68</dc:date>
    <dc:creator>Luc Saffre</dc:creator>
    <meta:editing-duration>PT15H38M26S</meta:editing-duration>
    <meta:editing-cycles>62</meta:editing-cycles>
    <meta:generator>LibreOffice/3.4$Win32 LibreOffice_project/340m1$Build-402</meta:generator>
    <meta:document-statistic meta:table-count="1" meta:image-count="0" meta:object-count="0" meta:page-count="2" meta:paragraph-count="40" meta:word-count="66" meta:character-count="831" meta:non-whitespace-character-count="807"/>
  </office:meta>
</office:document-meta>
</file>